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-0.2098in" fo:margin-right="5.7835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2" style:family="paragraph" style:parent-style-name="Standard">
      <style:paragraph-properties fo:margin-left="3.2835in" fo:margin-right="-0.1992in" fo:margin-top="0.0264in" fo:margin-bottom="0in" loext:contextual-spacing="false" fo:line-height="115%" fo:text-align="end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1.0429in" fo:margin-right="1.0429in" fo:margin-top="0.21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1.0429in" fo:margin-right="1.0429in" fo:margin-top="0.21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5" style:family="paragraph" style:parent-style-name="Standard">
      <style:paragraph-properties fo:margin-left="-0.2098in" fo:margin-right="2.3098in" fo:margin-top="0.226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-0.2098in" fo:margin-right="-0.1429in" fo:margin-top="0.216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-0.2098in" fo:margin-right="-0.1665in" fo:margin-top="0.216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-0.2098in" fo:margin-right="2.4528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-0.2098in" fo:margin-right="1.6693in" fo:margin-top="0.216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-0.2098in" fo:margin-right="5.4598in" fo:margin-top="0.4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.0398in" fo:margin-right="0.1634in" fo:margin-top="0.026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.0398in" fo:margin-right="-0.1193in" fo:margin-top="0.026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.0398in" fo:margin-right="0.1965in" fo:margin-top="0.02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.0398in" fo:margin-right="-0.1992in" fo:margin-top="0.0264in" fo:margin-bottom="0in" loext:contextual-spacing="false" fo:line-height="115%" fo:text-align="start" style:justify-single-word="false" fo:keep-together="auto" fo:orphans="0" fo:widows="0" fo:text-indent="0.2098in" style:auto-text-indent="false" fo:padding="0in" fo:border="none" fo:keep-with-next="auto"/>
    </style:style>
    <style:style style:name="P15" style:family="paragraph" style:parent-style-name="Standard">
      <style:paragraph-properties fo:margin-left="0.2898in" fo:margin-right="2.9835in" fo:margin-top="0.026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-0.2098in" fo:margin-right="-0.1728in" fo:margin-top="0.2398in" fo:margin-bottom="0in" loext:contextual-spacing="false" fo:line-height="115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99pt solid #000000" fo:border-bottom="none" fo:keep-with-next="auto"/>
    </style:style>
    <style:style style:name="P17" style:family="paragraph" style:parent-style-name="Standard">
      <style:paragraph-properties fo:margin-left="-0.2098in" fo:margin-right="-0.1264in" fo:margin-top="0.2165in" fo:margin-bottom="0in" loext:contextual-spacing="false" fo:line-height="115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99pt solid #000000" fo:border-bottom="none" fo:keep-with-next="auto"/>
    </style:style>
    <style:style style:name="P18" style:family="paragraph" style:parent-style-name="Standard">
      <style:paragraph-properties fo:margin-left="-0.2098in" fo:margin-right="-0.0465in" fo:margin-top="0in" fo:margin-bottom="0in" loext:contextual-spacing="false" fo:line-height="115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99pt solid #000000" fo:border-bottom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left="-0.2098in" fo:margin-right="-0.0465in" fo:margin-top="0in" fo:margin-bottom="0in" loext:contextual-spacing="false" fo:line-height="115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99pt solid #000000" fo:border-bottom="none" fo:keep-with-next="auto"/>
    </style:style>
    <style:style style:name="P20" style:family="paragraph" style:parent-style-name="Standard">
      <style:paragraph-properties fo:margin-top="0.1665in" fo:margin-bottom="0in" loext:contextual-spacing="false" fo:line-height="100%" fo:text-align="justify" style:justify-single-word="false" fo:orphans="0" fo:widows="0" fo:padding-left="0in" fo:padding-right="0in" fo:padding-top="0.028in" fo:padding-bottom="0in" fo:border-left="none" fo:border-right="none" fo:border-top="0.99pt solid #000000" fo:border-bottom="none"/>
    </style:style>
    <style:style style:name="P21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5pt" fo:font-style="normal" style:text-underline-style="none" fo:font-weight="bold" style:font-name-asian="Times New Roman1" style:font-size-asian="15pt" style:font-style-asian="normal" style:font-weight-asian="bold" style:font-name-complex="Times New Roman1" style:font-size-complex="15pt"/>
    </style:style>
    <style:style style:name="T7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УДК: 514+01 </text:span></text:p>
      <text:p text:style-name="P2"><text:span text:style-name="T4">Дубрівська Юлія Андріївна </text:span><text:span text:style-name="T5">Студентка Південноукраїнського національного університету імені К.Д. Ушинського Одеса вул. Старопортофранківська 26 </text:span></text:p>
      <text:p text:style-name="P3"><text:span text:style-name="T6">Методи викладання геометрії в старшій школі </text:span></text:p>
      <text:p text:style-name="P3"><draw:rect text:anchor-type="as-char" style:rel-width="100%" draw:z-index="0" draw:style-name="gr1" draw:text-style-name="P21" svg:width="0.0012in" svg:height="0.0213in"><text:p/></draw:rect></text:p>
      <text:p text:style-name="P4"/>
      <text:p text:style-name="P5"><text:span text:style-name="T5">В статті р</text:span><text:span text:style-name="T7">о</text:span><text:span text:style-name="T5">зглянемо контрольну роботу No1 з інформатики. Ключові слова: інформатика, контрольна робота. </text:span></text:p>
      <text:p text:style-name="P6"><text:span text:style-name="T2">Актуальність теми. </text:span><text:span text:style-name="T1">Сучасні життєво важливі технологічні прориви, що здійснюються в будь- якій країні світу із залученням комп’ютерних технологій, невпинний розвиток інформатизації соціуму базуються на досягненнях математичної науки, високий рівень якої забезпечують кадри з фундаментальною фаховою підготовкою, вмінням чітко формулювати й успішно розв’язувати теоретичні та прикладні задачі, знаходити нестандартні рішення. Такі якості починають формуватися у молоді саме в процесі навчання шкільної математики. [1] </text:span></text:p>
      <text:p text:style-name="P7"><text:span text:style-name="T2">Мета дослідження. </text:span><text:span text:style-name="T1">Виокремлення положень і рекомендацій ученого щодо викладання шкільної геометрії, які не втратили актуальності. </text:span></text:p>
      <text:p text:style-name="P8"><text:span text:style-name="T2">Об’єкт дослідження. </text:span><text:span text:style-name="T1">Сучасна шкільна математична освіта. </text:span></text:p>
      <text:p text:style-name="P9"><text:span text:style-name="T2">Предмет дослідження. </text:span><text:span text:style-name="T1">Методи викладання геометрії в старшій школі. </text:span></text:p>
      <text:p text:style-name="P10"><text:span text:style-name="T2">Джерельна база: </text:span></text:p>
      <text:p text:style-name="P11"><text:span text:style-name="T1">1. Дисертація на здобуття наукового ступеня кандидата педагогічних наук </text:span><text:span text:style-name="T2">Орел Ольги Володимирівни </text:span><text:span text:style-name="T1">на тему “ПРОБЛЕМИ ШКІЛЬНОЇ МАТЕМАТИЧНОЇ ОСВІТИ У СПАДЩИНІ.Ф. ТЕСЛЕНКА (1908-1994 рр.)” 2. Стаття </text:span><text:span text:style-name="T2">Н.В.Богатинська, А.О.Шевченко </text:span><text:span text:style-name="T1">Україна, м. Кривий Ріг, Криворізький </text:span></text:p>
      <text:p text:style-name="P12"><text:span text:style-name="T1">національний університет на тему “ФОРМУВАННЯ ДОСЛІДНИЦЬКИХ УМІНЬ УЧНІВ ПРИ РОЗВ’ЯЗУВАННІ ТРИГОНОМЕТРИЧНИХ РІВНЯНЬ” 3. </text:span><text:span text:style-name="T2">Мадзігон В.М. </text:span><text:span text:style-name="T1">Проблеми і завдання педагогічної науки в умовах розбудови національної </text:span></text:p>
      <text:p text:style-name="P13"><text:span text:style-name="T1">школи (до 70-річчя Інституту педагогіки АПН України) / МадзігонВ.М., БурдаМ.I. //Педагогіка і психологія. –1996. – No 3 4. </text:span><text:span text:style-name="T2">ЯцковаТ</text:span><text:span text:style-name="T1">. Про розвиток евристичного мислення школярів / Т.Яцкова //Математика в </text:span></text:p>
      <text:p text:style-name="P14"><text:span text:style-name="T1">школі. – 2001. No1. 5. </text:span><text:span text:style-name="T2">Повстемська В.І. </text:span><text:span text:style-name="T1">Технологія розвитку дослідницьких здібностей учнів/ В.І.Повстемська// </text:span></text:p>
      <text:p text:style-name="P15"><text:span text:style-name="T1">Математика в школах України. – 2005. – No2. </text:span></text:p>
      <text:p text:style-name="P16"><text:span text:style-name="T3">Нові технології навчання, виховання та розвитку учнів мають забезпечити не лише достатній рівень теоретичної та практичної підготовки, а й методологічну переорієнтацію освіти на особистість, пріоритет соціально-мотиваційних чинників у процесі навчання, а також створювати умови для досягнення кожним учнем відповідного рівня знань, навичок та умінь (3</text:span><text:span text:style-name="T8">)</text:span></text:p>
      <text:p text:style-name="P17"><text:span text:style-name="T3">Під час проведення різних дослідницьких форм роботи важливим етапом є застосування методики, яка дозволяє розвивати мислення дітей як на вербальному, так і на невербальному рівні, просторову уяву, кмітливість та винахідливість. Особлива увага приділяється таким аспектам мислення, як його логічність, комбінаторність, евристичність, здатність до аналізу та синтезу, здатність узагальнювати та конкретизувати, мис-лити за аналогією, бачити відмінності та закономірності, а також шукати нестандартні підходи (5)</text:span></text:p>
      <text:p text:style-name="P18"/>
      <text:p text:style-name="P19"><text:span text:style-name="T3"><text:s/></text:span><text:span text:style-name="T8">У ході дослідження встановлено, що розвитку математичного мислення учнів класів суспільно-гуманітарного напряму та підвищенню рівня їх навчальних досягнень з математики сприяє використання у навчанні системи завдань, спрямованої на формування прийомів розумової діяльності. Вона має бути побудована з урахуванням семіотичних особливостей основних об’єктів засвоєння.</text:span></text:p>
      <text:p text:style-name="P20"><text:span text:style-name="T8">Кількісний та якісний аналіз результатів педагогічного експерименту дає підстави стверджувати, що впроваджена методика навчання математики сприяє якісному формуванню в учнів прийомів розумової діяльності,</text:span></text:p>
      <text:p text:style-name="P20"><text:span text:style-name="T8">що також виражається у підвищенні рівня їхніх навчальних досягнень, мотивації навчальної діяльності, рівня професійної орієнтації учнів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0" meta:word-count="419" meta:character-count="3473" meta:non-whitespace-character-count="3054"/>
    <meta:generator>LibreOfficeDev/6.0.5.2$Linux_X86_64 LibreOffice_project/</meta:generator>
  </office:meta>
</office:document-meta>
</file>